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5016in" style:type="right"/>
        </style:tab-stops>
      </style:paragraph-properties>
      <style:text-properties officeooo:rsid="001cd257" officeooo:paragraph-rsid="001cd257"/>
    </style:style>
    <style:style style:name="T1" style:family="text">
      <style:text-properties officeooo:rsid="0029d987"/>
    </style:style>
    <style:style style:name="T2" style:family="text">
      <style:text-properties officeooo:rsid="002b6791"/>
    </style:style>
    <style:style style:name="T3" style:family="text">
      <style:text-properties officeooo:rsid="002ef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unuchus (0134,003)</text:p>
      <text:p text:style-name="P1"/>
      <text:p text:style-name="P1">Prol.<text:tab/>1</text:p>
      <text:p text:style-name="P1">Act I, scene 1<text:tab/>46</text:p>
      <text:p text:style-name="P1">Act I, scene 2<text:tab/>81</text:p>
      <text:p text:style-name="P1"/>
      <text:p text:style-name="P1">Act II, scene 1<text:tab/>207</text:p>
      <text:p text:style-name="P1">Act II, scene 2<text:tab/>232</text:p>
      <text:p text:style-name="P1">Act II, scene 3<text:tab/>292</text:p>
      <text:p text:style-name="P1"/>
      <text:p text:style-name="P1">Act III, scene 1<text:tab/>391</text:p>
      <text:p text:style-name="P1">Act III, scene 2<text:tab/>454</text:p>
      <text:p text:style-name="P1">Act III, scene 3<text:tab/>507</text:p>
      <text:p text:style-name="P1">Act III, scene 4<text:tab/>539</text:p>
      <text:p text:style-name="P1">Act III, scene 5<text:tab/>549</text:p>
      <text:p text:style-name="P1"/>
      <text:p text:style-name="P1">Act IV, scene 1<text:tab/>615</text:p>
      <text:p text:style-name="P1">Act IV, scene 2<text:tab/>629</text:p>
      <text:p text:style-name="P1">Act IV, scene 3<text:tab/>643</text:p>
      <text:p text:style-name="P1">Act IV, scene 4<text:tab/>668</text:p>
      <text:p text:style-name="P1">Act IV, scene 5<text:tab/>727</text:p>
      <text:p text:style-name="P1">Act IV, scene 6<text:tab/>739</text:p>
      <text:p text:style-name="P1">Act IV, scene 7<text:tab/>771</text:p>
      <text:p text:style-name="P1"/>
      <text:p text:style-name="P1">Act V, scene 1<text:tab/>817</text:p>
      <text:p text:style-name="P1">Act V, scene 2<text:tab/>840</text:p>
      <text:p text:style-name="P1">Act V, scene 3<text:tab/>910</text:p>
      <text:p text:style-name="P1">Act V, scene 4<text:tab/>923</text:p>
      <text:p text:style-name="P1">Act V, scene 5<text:tab/>971</text:p>
      <text:p text:style-name="P1">Act V, scene 6<text:tab/>1002 <text:span text:style-name="T1">[man.]</text:span></text:p>
      <text:p text:style-name="P1">Act V, scene 7<text:tab/>1025 <text:span text:style-name="T2">[man.]</text:span></text:p>
      <text:p text:style-name="P1">Act V, scene 8<text:tab/>1031 <text:span text:style-name="T3">[man.?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3:03:37.530815774</meta:creation-date>
    <dc:date>2020-06-10T09:42:20.405959369</dc:date>
    <meta:editing-duration>PT1H33M17S</meta:editing-duration>
    <meta:editing-cycles>12</meta:editing-cycles>
    <meta:generator>LibreOffice/6.2.6.2$MacOSX_X86_64 LibreOffice_project/684e730861356e74889dfe6dbddd3562aae2e6ad</meta:generator>
    <meta:document-statistic meta:table-count="0" meta:image-count="0" meta:object-count="0" meta:page-count="1" meta:paragraph-count="27" meta:word-count="132" meta:character-count="519" meta:non-whitespace-character-count="414"/>
  </office:meta>
</office:document-meta>
</file>